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4e7d9" officeooo:paragraph-rsid="0014e7d9"/>
    </style:style>
    <style:style style:name="P2" style:family="paragraph" style:parent-style-name="Standard">
      <style:text-properties style:font-name="Arial1" fo:font-weight="bold" officeooo:rsid="0014e7d9" officeooo:paragraph-rsid="0014e7d9" style:font-weight-asian="bold" style:font-weight-complex="bold"/>
    </style:style>
    <style:style style:name="P3" style:family="paragraph" style:parent-style-name="Standard">
      <style:text-properties style:font-name="Arial1" fo:font-size="14pt" fo:font-weight="bold" officeooo:rsid="0014e7d9" officeooo:paragraph-rsid="0014e7d9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1" fo:font-weight="normal" officeooo:rsid="0014e7d9" officeooo:paragraph-rsid="0014e7d9" style:font-weight-asian="normal" style:font-weight-complex="normal"/>
    </style:style>
    <style:style style:name="P5" style:family="paragraph" style:parent-style-name="Standard">
      <style:text-properties style:font-name="Arial1" fo:font-weight="normal" officeooo:rsid="0014e7d9" officeooo:paragraph-rsid="0014e7d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ogin/Logout</text:p>
      <text:p text:style-name="P3"/>
      <text:p text:style-name="P1">This test suit is focused on login/logout validation, checking for all possible users on different scenarios on Sauce Demo website.</text:p>
      <text:p text:style-name="P1"/>
      <text:p text:style-name="P2">TC-1</text:p>
      <text:p text:style-name="P1">Feature: Login and Logout</text:p>
      <text:p text:style-name="P1"/>
      <text:p text:style-name="P1">Scenario: Verify successful login and logout with different users</text:p>
      <text:p text:style-name="P1"><text:s text:c="2"/>Given I am on the login page</text:p>
      <text:p text:style-name="P1"><text:s text:c="2"/>When I fill in the "Username" field with "&lt;user&gt;"</text:p>
      <text:p text:style-name="P1"><text:s text:c="2"/>And I fill in the "Password" field with "secret_sauce"</text:p>
      <text:p text:style-name="P1"><text:s text:c="2"/>And I click the "Login" button</text:p>
      <text:p text:style-name="P1"><text:s text:c="2"/>Then I am redirected to the "Products" page</text:p>
      <text:p text:style-name="P1"/>
      <text:p text:style-name="P1"><text:s text:c="2"/>When I click the side menu icon</text:p>
      <text:p text:style-name="P1"><text:s text:c="2"/>And I click the "Logout" link</text:p>
      <text:p text:style-name="P1"><text:s text:c="2"/>Then I am redirected to the login page</text:p>
      <text:p text:style-name="P1"/>
      <text:p text:style-name="P1">Examples:</text:p>
      <text:p text:style-name="P1"><text:s text:c="2"/>| users <text:s text:c="12"/>|</text:p>
      <text:p text:style-name="P1"><text:s text:c="2"/>| standard_user <text:s text:c="3"/>|</text:p>
      <text:p text:style-name="P1"><text:s text:c="2"/>| locked_out_user <text:s/>|</text:p>
      <text:p text:style-name="P1"><text:s text:c="2"/>| problem_user <text:s text:c="4"/>|</text:p>
      <text:p text:style-name="P1"><text:s text:c="2"/>| performance_glitch_user |</text:p>
      <text:p text:style-name="P1"/>
      <text:p text:style-name="P2">TC-2</text:p>
      <text:p text:style-name="P1">Feature: Login</text:p>
      <text:p text:style-name="P1"/>
      <text:p text:style-name="P1">Scenario: Verify unsuccessful login with different users</text:p>
      <text:p text:style-name="P1"><text:s text:c="2"/>Given I am on the login page</text:p>
      <text:p text:style-name="P1"><text:s text:c="2"/>When I fill in the "Username" field with "&lt;user&gt;"</text:p>
      <text:p text:style-name="P1"><text:s text:c="2"/>And I fill in the "Password" field with "invalid_password"</text:p>
      <text:p text:style-name="P1"><text:s text:c="2"/>And I click the "Login" button</text:p>
      <text:p text:style-name="P1"><text:s text:c="2"/>Then an error message is displayed "Epic sadface: Username and password do not match any user in this service"</text:p>
      <text:p text:style-name="P1"/>
      <text:p text:style-name="P1">Examples:</text:p>
      <text:p text:style-name="P1"><text:s text:c="2"/>| users <text:s text:c="12"/>|</text:p>
      <text:p text:style-name="P1"><text:s text:c="2"/>| standard_user <text:s text:c="3"/>|</text:p>
      <text:p text:style-name="P1"><text:s text:c="2"/>| locked_out_user <text:s/>|</text:p>
      <text:p text:style-name="P1"><text:s text:c="2"/>| problem_user <text:s text:c="4"/>|</text:p>
      <text:p text:style-name="P1"><text:s text:c="2"/>| performance_glitch_user |</text:p>
      <text:p text:style-name="P1"/>
      <text:p text:style-name="P2">TC-4</text:p>
      <text:p text:style-name="P4">Feature: Logout from Products page</text:p>
      <text:p text:style-name="P4"/>
      <text:p text:style-name="P4">Scenario: Verify logout from Products page with different users</text:p>
      <text:p text:style-name="P4"><text:s text:c="2"/>Given I am logged in to the site as a "&lt;user&gt;"</text:p>
      <text:p text:style-name="P4"><text:s text:c="2"/>When I am on the "Products" page</text:p>
      <text:p text:style-name="P4"><text:s text:c="2"/>And I click the side menu icon</text:p>
      <text:p text:style-name="P4"><text:s text:c="2"/>And I click the "Logout" link</text:p>
      <text:p text:style-name="P4"><text:soft-page-break/><text:s text:c="2"/>Then I am redirected to the login page</text:p>
      <text:p text:style-name="P4"/>
      <text:p text:style-name="P4">Examples:</text:p>
      <text:p text:style-name="P4"><text:s text:c="2"/>| user <text:s text:c="12"/>|</text:p>
      <text:p text:style-name="P4"><text:s text:c="2"/>| standard_user <text:s text:c="3"/>|</text:p>
      <text:p text:style-name="P4"><text:s text:c="2"/>| locked_out_user <text:s/>|</text:p>
      <text:p text:style-name="P4"><text:s text:c="2"/>| problem_user <text:s text:c="4"/>|</text:p>
      <text:p text:style-name="P4"><text:s text:c="2"/>| performance_glitch_user |</text:p>
      <text:p text:style-name="P4"/>
      <text:p text:style-name="P2">TC-5</text:p>
      <text:p text:style-name="P4">Feature: Logout from Cart page</text:p>
      <text:p text:style-name="P4"/>
      <text:p text:style-name="P4">Scenario: Verify logout from Cart page with different users</text:p>
      <text:p text:style-name="P4"><text:s text:c="2"/>Given I am logged in to the site as a "&lt;user&gt;"</text:p>
      <text:p text:style-name="P4"><text:s text:c="2"/>When I am on the "Cart" page</text:p>
      <text:p text:style-name="P4"><text:s text:c="2"/>And I click the side menu icon</text:p>
      <text:p text:style-name="P4"><text:s text:c="2"/>And I click the "Logout" link</text:p>
      <text:p text:style-name="P4"><text:s text:c="2"/>Then I am redirected to the login page</text:p>
      <text:p text:style-name="P4"/>
      <text:p text:style-name="P4">Examples:</text:p>
      <text:p text:style-name="P4"><text:s text:c="2"/>| user <text:s text:c="12"/>|</text:p>
      <text:p text:style-name="P4"><text:s text:c="2"/>| standard_user <text:s text:c="3"/>|</text:p>
      <text:p text:style-name="P4"><text:s text:c="2"/>| locked_out_user <text:s/>|</text:p>
      <text:p text:style-name="P4"><text:s text:c="2"/>| problem_user <text:s text:c="4"/>|</text:p>
      <text:p text:style-name="P4"><text:s text:c="2"/>| performance_glitch_user |</text:p>
      <text:p text:style-name="P4"/>
      <text:p text:style-name="P2">TC-6</text:p>
      <text:p text:style-name="P4">Feature: Logout after placing an order</text:p>
      <text:p text:style-name="P4"/>
      <text:p text:style-name="P4">Scenario: Verify logout after placing an order with different users</text:p>
      <text:p text:style-name="P4"><text:s text:c="2"/>Given I am logged in to the site as a "&lt;user&gt;"</text:p>
      <text:p text:style-name="P4"><text:s text:c="2"/>When I navigate to the "Products" page</text:p>
      <text:p text:style-name="P4"><text:s text:c="2"/>And I select a product from the list</text:p>
      <text:p text:style-name="P4"><text:s text:c="2"/>And I click the "Add to Cart" button</text:p>
      <text:p text:style-name="P4"><text:s text:c="2"/>And I click the shopping cart icon</text:p>
      <text:p text:style-name="P4"><text:s text:c="2"/>And I click the "Checkout" button</text:p>
      <text:p text:style-name="P4"><text:s text:c="2"/>And I fill in the shipping information</text:p>
      <text:p text:style-name="P4"><text:s text:c="2"/>And I click "Continue"</text:p>
      <text:p text:style-name="P4"><text:s text:c="2"/>And I click the "Finish" button</text:p>
      <text:p text:style-name="P4"><text:s text:c="2"/>Then a success message is displayed "Thank you for your order!"</text:p>
      <text:p text:style-name="P4"><text:s text:c="2"/>And I click the side menu icon</text:p>
      <text:p text:style-name="P4"><text:s text:c="2"/>And I click the "Logout" link</text:p>
      <text:p text:style-name="P4"><text:s text:c="2"/>Then I am redirected to the login page</text:p>
      <text:p text:style-name="P4"/>
      <text:p text:style-name="P4">Examples:</text:p>
      <text:p text:style-name="P4"><text:s text:c="2"/>| user <text:s text:c="12"/>|</text:p>
      <text:p text:style-name="P4"><text:s text:c="2"/>| standard_user <text:s text:c="3"/>|</text:p>
      <text:p text:style-name="P4"><text:s text:c="2"/>| locked_out_user <text:s/>|</text:p>
      <text:p text:style-name="P4"><text:s text:c="2"/>| problem_user <text:s text:c="4"/>|</text:p>
      <text:p text:style-name="P4"><text:s text:c="2"/>| performance_glitch_user |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M Sans" svg:font-family="'DM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0:12:25.410000000</meta:creation-date>
    <dc:date>2023-07-21T13:18:46.977000000</dc:date>
    <meta:editing-duration>PT3H1M7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83" meta:word-count="456" meta:character-count="2715" meta:non-whitespace-character-count="2120"/>
  </office:meta>
</office:document-meta>
</file>